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paragraph-rsid="00553953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35db3e" officeooo:paragraph-rsid="0055395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officeooo:paragraph-rsid="0055395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bold" officeooo:rsid="0062a3f5" officeooo:paragraph-rsid="0062a3f5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62a3f5" officeooo:paragraph-rsid="0062a3f5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62a3f5" officeooo:paragraph-rsid="0062a3f5" style:font-size-asian="12pt" style:font-weight-asian="normal" style:font-size-complex="12pt" style:font-weight-complex="normal"/>
    </style:style>
    <style:style style:name="T1" style:family="text">
      <style:text-properties officeooo:rsid="0035db3e"/>
    </style:style>
    <style:style style:name="T2" style:family="text">
      <style:text-properties fo:font-weight="bold" officeooo:rsid="005d3809" style:font-weight-asian="bold" style:font-weight-complex="bold"/>
    </style:style>
    <style:style style:name="T3" style:family="text">
      <style:text-properties fo:font-weight="bold" officeooo:rsid="00571155" style:font-weight-asian="bold" style:font-weight-complex="bold"/>
    </style:style>
    <style:style style:name="T4" style:family="text">
      <style:text-properties fo:font-weight="bold" officeooo:rsid="0030263c" style:font-weight-asian="bold" style:font-weight-complex="bold"/>
    </style:style>
    <style:style style:name="T5" style:family="text">
      <style:text-properties fo:font-weight="bold" officeooo:rsid="0053db7c" style:font-weight-asian="bold" style:font-weight-complex="bold"/>
    </style:style>
    <style:style style:name="T6" style:family="text">
      <style:text-properties fo:font-weight="bold" officeooo:rsid="0067ae26" style:font-weight-asian="bold" style:font-weight-complex="bold"/>
    </style:style>
    <style:style style:name="T7" style:family="text">
      <style:text-properties officeooo:rsid="006805e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A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2">5</text:span><text:span text:style-name="T3">0</text:span><text:span text:style-name="T6">2</text:span><text:span text:style-name="T4"> -</text:span><text:span text:style-name="T5"> </text:span><text:span text:style-name="T3">A2</text:span><text:span text:style-name="T2">G</text:span><text:span text:style-name="T5"> -</text:span><text:span text:style-name="T4"> </text:span><text:span text:style-name="T3">Radar </text:span><text:span text:style-name="T6">PVU</text:span></text:p>
      <text:p text:style-name="P4"/>
      <text:p text:style-name="P5">PVU -- Precision Velocity Update<text:span text:style-name="T7"> -- WIP</text:span></text:p>
      <text:list text:style-name="L1">
        <text:list-item>
          <text:p text:style-name="P6">Should only be needed pre-GPS (1996 or earlier??)</text:p>
        </text:list-item>
      </text:list>
      <text:list text:style-name="L2">
        <text:list-item>
          <text:p text:style-name="P7">Go to A/G radar page, take command, set to PVU mode (B1 OSB).</text:p>
        </text:list-item>
        <text:list-item>
          <text:p text:style-name="P7">Types of update:</text:p>
          <text:list>
            <text:list-item>
              <text:p text:style-name="P7">MN -- Mission Navigator, a quick, short-term update that only affects the radar, not the INS. <text:s/>Takes about 30 seconds??</text:p>
            </text:list-item>
            <text:list-item>
              <text:p text:style-name="P7">INS -- A longer update that affects the entire INS. <text:s/>Takes 3-6 minutes, requires maneuvering.</text:p>
            </text:list-item>
            <text:list-item>
              <text:p text:style-name="P7">IPVU -- Interleaved PVU, radar enters PVU mode once per minute and does an auto-update, not as good as manual PVU modes.</text:p>
            </text:list-item>
          </text:list>
        </text:list-item>
        <text:list-item>
          <text:p text:style-name="P7">todo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04T18:13:08.075000000</dc:date>
    <meta:editing-duration>P1DT1H44M50S</meta:editing-duration>
    <meta:editing-cycles>75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15" meta:word-count="120" meta:character-count="604" meta:non-whitespace-character-count="504"/>
  </office:meta>
</office:document-meta>
</file>